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P2" style:family="paragraph">
      <style:paragraph-properties fo:text-align="center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ize="13pt" fo:font-style="normal" style:font-size-asian="13pt" style:font-style-asian="normal" style:font-size-complex="13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159cm" svg:height="0.889cm" svg:x="9.758cm" svg:y="4.429cm">
          <text:p text:style-name="P1"><text:span text:style-name="T1">S</text:span><text:span text:style-name="T2">{1, 3, 3, 4, 5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78cm" svg:height="0.889cm" svg:x="8.858cm" svg:y="5.829cm">
          <text:p text:style-name="P1"><text:span text:style-name="T1">S</text:span><text:span text:style-name="T2">{1, 2, 3, 4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0.838cm" svg:y1="5.318cm" svg:x2="9.747cm" svg:y2="5.829cm" draw:start-shape="id1" draw:start-glue-point="8" draw:end-shape="id2" draw:end-glue-point="4" svg:d="M10838 5318l-1091 511">
          <text:p/>
        </draw:connector>
        <draw:custom-shape draw:style-name="gr1" draw:text-style-name="P1" xml:id="id3" draw:id="id3" draw:layer="layout" svg:width="0.889cm" svg:height="0.889cm" svg:x="11.158cm" svg:y="5.829cm">
          <text:p text:style-name="P1"><text:span text:style-name="T1">S</text:span><text:span text:style-name="T2">{5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838cm" svg:y1="5.318cm" svg:x2="11.602cm" svg:y2="5.829cm" draw:start-shape="id1" draw:start-glue-point="8" draw:end-shape="id3" svg:d="M10838 5318l764 511">
          <text:p/>
        </draw:connector>
        <draw:custom-shape draw:style-name="gr1" draw:text-style-name="P1" xml:id="id5" draw:id="id5" draw:layer="layout" svg:width="1.524cm" svg:height="0.889cm" svg:x="8.258cm" svg:y="7.229cm">
          <text:p text:style-name="P1"><text:span text:style-name="T1">S</text:span><text:span text:style-name="T2">{1, 2, 3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89cm" svg:height="0.889cm" svg:x="10.358cm" svg:y="7.229cm">
          <text:p text:style-name="P1"><text:span text:style-name="T1">S</text:span><text:span text:style-name="T2">{4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9.747cm" svg:y1="6.718cm" svg:x2="10.802cm" svg:y2="7.229cm" draw:start-shape="id2" draw:start-glue-point="8" draw:end-shape="id4" draw:end-glue-point="4" svg:d="M9747 6718l1055 511">
          <text:p/>
        </draw:connector>
        <draw:connector draw:style-name="gr3" draw:text-style-name="P2" draw:layer="layout" draw:type="line" svg:x1="9.747cm" svg:y1="6.718cm" svg:x2="9.02cm" svg:y2="7.229cm" draw:start-shape="id2" draw:start-glue-point="8" draw:end-shape="id5" draw:end-glue-point="4" svg:d="M9747 6718l-727 511">
          <text:p/>
        </draw:connector>
        <draw:custom-shape draw:style-name="gr1" draw:text-style-name="P1" xml:id="id7" draw:id="id7" draw:layer="layout" svg:width="0.889cm" svg:height="0.889cm" svg:x="9.358cm" svg:y="8.629cm">
          <text:p text:style-name="P1"><text:span text:style-name="T1">S</text:span><text:span text:style-name="T2">{3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143cm" svg:height="0.889cm" svg:x="7.758cm" svg:y="8.629cm">
          <text:p text:style-name="P1"><text:span text:style-name="T1">S</text:span><text:span text:style-name="T2">{1, 2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9.02cm" svg:y1="8.118cm" svg:x2="8.33cm" svg:y2="8.629cm" draw:start-shape="id5" draw:start-glue-point="8" draw:end-shape="id6" draw:end-glue-point="4" svg:d="M9020 8118l-690 511">
          <text:p/>
        </draw:connector>
        <draw:connector draw:style-name="gr3" draw:text-style-name="P2" draw:layer="layout" draw:type="line" svg:x1="9.02cm" svg:y1="8.118cm" svg:x2="9.802cm" svg:y2="8.629cm" draw:start-shape="id5" draw:start-glue-point="8" draw:end-shape="id7" draw:end-glue-point="4" svg:d="M9020 8118l782 511">
          <text:p/>
        </draw:connector>
        <draw:custom-shape draw:style-name="gr1" draw:text-style-name="P1" xml:id="id9" draw:id="id9" draw:layer="layout" svg:width="0.889cm" svg:height="0.889cm" svg:x="8.558cm" svg:y="10.029cm">
          <text:p text:style-name="P1"><text:span text:style-name="T1">S</text:span><text:span text:style-name="T2">{2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889cm" svg:height="0.889cm" svg:x="7.158cm" svg:y="10.029cm">
          <text:p text:style-name="P1"><text:span text:style-name="T1">S</text:span><text:span text:style-name="T2">{1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8.33cm" svg:y1="9.518cm" svg:x2="7.602cm" svg:y2="10.029cm" draw:start-shape="id6" draw:start-glue-point="8" draw:end-shape="id8" draw:end-glue-point="4" svg:d="M8330 9518l-728 511">
          <text:p/>
        </draw:connector>
        <draw:connector draw:style-name="gr3" draw:text-style-name="P2" draw:layer="layout" draw:type="line" svg:x1="8.33cm" svg:y1="9.518cm" svg:x2="9.002cm" svg:y2="10.029cm" draw:start-shape="id6" draw:start-glue-point="8" draw:end-shape="id9" draw:end-glue-point="4" svg:d="M8330 9518l672 5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8-07-20T12:21:30.25</meta:creation-date>
    <dc:date>2018-07-22T20:59:00.96</dc:date>
    <dc:creator>Loc Nguyen</dc:creator>
    <meta:editing-duration>PT1H3M20S</meta:editing-duration>
    <meta:editing-cycles>12</meta:editing-cycles>
    <meta:generator>OpenOffice/4.1.2$Win32 OpenOffice.org_project/412m3$Build-9782</meta:generator>
    <meta:document-statistic meta:object-count="17"/>
  </office:meta>
</office:document-meta>
</file>